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273" officeooo:paragraph-rsid="0002b273"/>
    </style:style>
    <style:style style:name="P2" style:family="paragraph" style:parent-style-name="Standard">
      <style:text-properties officeooo:rsid="0002b273" officeooo:paragraph-rsid="00043208"/>
    </style:style>
    <style:style style:name="P3" style:family="paragraph" style:parent-style-name="Standard">
      <style:text-properties fo:color="#000080" officeooo:rsid="0002b273" officeooo:paragraph-rsid="0002b273"/>
    </style:style>
    <style:style style:name="P4" style:family="paragraph" style:parent-style-name="Standard">
      <style:text-properties fo:color="#000080" officeooo:rsid="0006458c" officeooo:paragraph-rsid="0006458c"/>
    </style:style>
    <style:style style:name="P5" style:family="paragraph" style:parent-style-name="Standard">
      <style:text-properties officeooo:rsid="00043208" officeooo:paragraph-rsid="00043208"/>
    </style:style>
    <style:style style:name="P6" style:family="paragraph" style:parent-style-name="Standard">
      <style:text-properties officeooo:rsid="0004e965" officeooo:paragraph-rsid="0004e965"/>
    </style:style>
    <style:style style:name="P7" style:family="paragraph" style:parent-style-name="Standard">
      <style:text-properties fo:color="#000080" officeooo:rsid="0002f067" officeooo:paragraph-rsid="0002f067"/>
    </style:style>
    <style:style style:name="P8" style:family="paragraph" style:parent-style-name="Standard" style:list-style-name="L1">
      <style:text-properties fo:color="#000080" officeooo:rsid="0002f067" officeooo:paragraph-rsid="0002f067"/>
    </style:style>
    <style:style style:name="P9" style:family="paragraph" style:parent-style-name="Standard" style:list-style-name="L2">
      <style:text-properties fo:color="#000080" officeooo:rsid="0004e965" officeooo:paragraph-rsid="0004e965"/>
    </style:style>
    <style:style style:name="P10" style:family="paragraph" style:parent-style-name="Standard" style:list-style-name="L3">
      <style:text-properties fo:color="#000080" officeooo:rsid="0004e965" officeooo:paragraph-rsid="0004e965"/>
    </style:style>
    <style:style style:name="T1" style:family="text">
      <style:text-properties officeooo:rsid="00043208"/>
    </style:style>
    <style:style style:name="T2" style:family="text">
      <style:text-properties fo:color="#000080" officeooo:rsid="00043208"/>
    </style:style>
    <style:style style:name="T3" style:family="text">
      <style:text-properties fo:color="#000080" officeooo:rsid="0003db1c"/>
    </style:style>
    <style:style style:name="T4" style:family="text">
      <style:text-properties officeooo:rsid="000697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</text:p>
      <text:p text:style-name="P1"/>
      <text:p text:style-name="P1">Aluno(a):<text:span text:style-name="T4">Jaíne Seibert <text:tab/><text:tab/><text:tab/><text:tab/><text:tab/></text:span>Data: <text:span text:style-name="T4">30</text:span>/06/2018</text:p>
      <text:p text:style-name="P1"/>
      <text:p text:style-name="P1">Instruções:</text:p>
      <text:p text:style-name="P1">Deverá ser entregue até o dia 30/06/2018</text:p>
      <text:p text:style-name="P1">Deverá ser enviado o link do Github com o código e as respostas para o e-mail:</text:p>
      <text:p text:style-name="P1">andreforchesatto@gmail.com</text:p>
      <text:p text:style-name="P1">Questões aptadas de vários concursos públicos, disponíveis no portal</text:p>
      <text:p text:style-name="P1">http://www.questoesdeconcursos.com.br/</text:p>
      <text:p text:style-name="P1"/>
      <text:p text:style-name="P1">1.) (1 ponto) Assinale a alternativa correta sobre a orientação a objeto:</text:p>
      <text:p text:style-name="P3">c) O polimorfismo associado à herança trabalha com a redeclaração de métodos</text:p>
      <text:p text:style-name="P3">previamente herdados por uma classe. Esses métodos, embora semelhantes, diferem de</text:p>
      <text:p text:style-name="P3">alguma forma da implementação utilizada na superclasse, sendo necessário, portanto,</text:p>
      <text:p text:style-name="P3">reimplementá-los na subclasse.</text:p>
      <text:p text:style-name="P1"/>
      <text:p text:style-name="P1">2.) (1 ponto) Polimorfismo é: (assinale a alternativa correta)</text:p>
      <text:p text:style-name="P3">e) a habilidade pela qual uma única operação ou nome de atributo pode ser definido em</text:p>
      <text:p text:style-name="P3">mais de uma classe e assumir implementações diferentes em cada uma dessas classes.</text:p>
      <text:p text:style-name="P1"/>
      <text:p text:style-name="P1">3.) (1 ponto) Existem algumas maneiras de restringir o acesso a atributos e métodos, três delas</text:p>
      <text:p text:style-name="P1">são as mais conhecidas, cite quais são e qual a diferença entre elas.</text:p>
      <text:p text:style-name="P7">Em java, e na maioria das linguagens orientadas a objeto, essas 3 formas são aplicadas na declaração dos atributos. Os atributos são declarados como:</text:p>
      <text:list xml:id="list1338495762" text:style-name="L1">
        <text:list-item>
          <text:p text:style-name="P8">private: torna o atributo acessível apenas dentro da classe em que está declarado.</text:p>
        </text:list-item>
        <text:list-item>
          <text:p text:style-name="P8">protected: torna o atributo acessível apenas dentro da classe em que está declarada e em suas classes filhas</text:p>
        </text:list-item>
        <text:list-item>
          <text:p text:style-name="P8">public: torna o atributo acessível em todas as classes do sistema.</text:p>
        </text:list-item>
      </text:list>
      <text:p text:style-name="P1"/>
      <text:p text:style-name="P1">4.) (1 ponto) Com relação aos conceitos de programação orientada a objetos, é correto afirmar</text:p>
      <text:p text:style-name="P1">que:</text:p>
      <text:p text:style-name="P3">b) métodos estáticos são aqueles que, ao serem executados, não acessam atributos de</text:p>
      <text:p text:style-name="P3">instância da classe.</text:p>
      <text:p text:style-name="P3"/>
      <text:p text:style-name="P1">5.) (1 ponto) A programação orientada a objetos é baseada em diversos conceitos, tais como</text:p>
      <text:p text:style-name="P1">encapsulamento, herança, polimorfismo e abstração. Com relação a esses conceitos, assinale</text:p>
      <text:p text:style-name="P1">com V para verdadeiro e F para Falso as alternativas abaixo:</text:p>
      <text:p text:style-name="P1">a) (<text:span text:style-name="T2">F</text:span>) o conceito de encapsulamento é alcançado por meio da definição da visibilidade</text:p>
      <text:p text:style-name="P1">pública aos atributos e métodos.</text:p>
      <text:p text:style-name="P1">b) (<text:span text:style-name="T3">V</text:span>) herança é um mecanismo que permite que uma classe herde todo o comportamento e</text:p>
      <text:p text:style-name="P1">os atributos de outra classe.</text:p>
      <text:p text:style-name="P1">c) (<text:span text:style-name="T2">F</text:span>) interface pode ser considerada como a forma com que um objeto se apresenta para</text:p>
      <text:p text:style-name="P1">outros, no que diz respeito aos seus atributos e métodos. Em Java, uma mesma classe</text:p>
      <text:p text:style-name="P1">não pode implementar mais de uma interface.</text:p>
      <text:p text:style-name="P1">d) (<text:span text:style-name="T3">V</text:span>) polimorfismo é o uso de um mesmo nome para identificar diferentes implementações</text:p>
      <text:p text:style-name="P1">dos métodos. Seu uso é comum na definição de construtores, em que os mesmos podem</text:p>
      <text:p text:style-name="P1">ser implementados em diferentes versões para as diferentes formas de se instanciar a</text:p>
      <text:p text:style-name="P1">classe.</text:p>
      <text:p text:style-name="P2">e) (<text:span text:style-name="T2">F</text:span>) <text:span text:style-name="T1">para uma classe ser considerada abstrata, todos os seus métodos devem ser abstratos.</text:span></text:p>
      <text:p text:style-name="P5">Em Java, para se definir uma classe abstrata deve-se utilizar a palavra chave “abstract”</text:p>
      <text:p text:style-name="P5">no início de sua declaração</text:p>
      <text:p text:style-name="P6"><text:soft-page-break/>6.) (1 ponto) Para representar quais técnicas da orientação a objeto é utilizada as palavras</text:p>
      <text:p text:style-name="P6">reservadas implements e extends?</text:p>
      <text:list xml:id="list3771688502" text:style-name="L2">
        <text:list-item>
          <text:p text:style-name="P9">Implements: interface</text:p>
        </text:list-item>
      </text:list>
      <text:list xml:id="list362868453" text:style-name="L3">
        <text:list-item>
          <text:p text:style-name="P10">extends: herança</text:p>
        </text:list-item>
      </text:list>
      <text:p text:style-name="P6"/>
      <text:p text:style-name="P6">7.) (1 ponto) Exemplifique utilizando código Java como é construído uma interface e como ela</text:p>
      <text:p text:style-name="P6">deve ser utilizada em uma classe concreta?</text:p>
      <text:p text:style-name="P4">Por favor, verifique o aquivo em externo com nome “Questao7OO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3:23:52.276000000</meta:creation-date>
    <dc:date>2018-06-30T14:56:40.627000000</dc:date>
    <meta:editing-duration>PT40M18S</meta:editing-duration>
    <meta:editing-cycles>2</meta:editing-cycles>
    <meta:generator>LibreOffice/5.3.4.2$Windows_x86 LibreOffice_project/f82d347ccc0be322489bf7da61d7e4ad13fe2ff3</meta:generator>
    <meta:document-statistic meta:table-count="0" meta:image-count="0" meta:object-count="0" meta:page-count="2" meta:paragraph-count="50" meta:word-count="505" meta:character-count="3167" meta:non-whitespace-character-count="2712"/>
  </office:meta>
</office:document-meta>
</file>